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4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podstawie formuły zawartej w komórce E7, opisz w pustym polu zasady obliczania</text:span></text:p>
            <text:p text:style-name="P2"><text:span text:style-name="T1">płacy za nadgodziny w pewnej firmie.</text:span></text:p>
          </draw:rect>
          <draw:rect draw:z-index="1" draw:style-name="gr2" draw:text-style-name="P1" svg:width="102.07mm" svg:height="109.23mm" svg:x="176.8mm" svg:y="16.7mm">
            <text:p text:style-name="P1">Jeżeli liczba przepracowanych nadgodzin jest mniejsza bądź</text:p>
            <text:p text:style-name="P1">Równa liczbie nadgodzin <text:s/>bez premii, to płaca jest równa </text:p>
            <text:p text:style-name="P1">iloczynowi stawki za jedną nadgodzinę i liczby </text:p>
            <text:p text:style-name="P1">Przepracowanych nadgodzin. W przeciwnym wypadku</text:p>
            <text:p text:style-name="P1">Płaca równa się sumie iloczynu stawki za jedną nadgodzinę</text:p>
            <text:p text:style-name="P1">I liczbie przepracowanych nadgodzin oraz iloczynu różnicy</text:p>
            <text:p text:style-name="P1">Liczby przepracowanych nadgodzin i liczbie nadgodzin bez </text:p>
            <text:p text:style-name="P1">Premii, stawki za jedną nadgodzinę i wielkości dodatku</text:p>
            <text:p text:style-name="P1">Za ponadnormatywne nadgodziny. </text:p>
          </draw:rect>
        </table:shapes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8" office:value-type="string" calcext:value-type="string">
            <text:p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 style:data-style-name="N2" text:time-value="11:54:46.18087904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8-04-04T12:09:23.990362980</dc:date>
    <meta:print-date>2003-03-13T12:37:37</meta:print-date>
    <meta:generator>LibreOffice/6.0.2.1$Linux_X86_64 LibreOffice_project/00m0$Build-1</meta:generator>
    <meta:editing-duration>PT15M36S</meta:editing-duration>
    <meta:editing-cycles>3</meta:editing-cycles>
    <meta:document-statistic meta:table-count="3" meta:cell-count="16" meta:object-count="2"/>
  </office:meta>
</office:document-meta>
</file>